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4"/>
          <table:table-cell office:value-type="string" calcext:value-type="string">
            <text:p>precision for float and double in fstring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4"/>
          <table:table-cell office:value-type="string" calcext:value-type="string">
            <text:p>global constatns end to end</text:p>
          </table:table-cell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office:value-type="string" calcext:value-type="string">
            <text:p>__tmp → tmp</text:p>
          </table:table-cell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4"/>
          <table:table-cell office:value-type="string" calcext:value-type="string">
            <text:p>xy.tag → xyTag</text:p>
          </table:table-cell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String → strings</text:p>
          </table:table-cell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5:22:28.9620548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17T15:29:08.476022571</dc:date>
    <meta:editing-duration>P44DT11H44M36S</meta:editing-duration>
    <meta:editing-cycles>36</meta:editing-cycles>
    <meta:generator>LibreOffice/24.2.3.2$Linux_X86_64 LibreOffice_project/420$Build-2</meta:generator>
    <meta:document-statistic meta:table-count="5" meta:cell-count="64" meta:object-count="0"/>
  </office:meta>
</office:document-meta>
</file>